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12a93c" officeooo:paragraph-rsid="0012a93c"/>
    </style:style>
    <style:style style:name="P2" style:family="paragraph" style:parent-style-name="Text_20_body">
      <style:text-properties officeooo:rsid="0012a93c" officeooo:paragraph-rsid="0012a93c"/>
    </style:style>
    <style:style style:name="P3" style:family="paragraph" style:parent-style-name="Text_20_body">
      <style:paragraph-properties fo:text-align="justify" style:justify-single-word="false"/>
      <style:text-properties officeooo:rsid="0012a93c" officeooo:paragraph-rsid="0012a93c"/>
    </style:style>
    <style:style style:name="P4" style:family="paragraph" style:parent-style-name="Text_20_body">
      <style:text-properties officeooo:paragraph-rsid="0012a93c"/>
    </style:style>
    <style:style style:name="P5" style:family="paragraph" style:parent-style-name="Text_20_body">
      <style:paragraph-properties fo:text-align="justify" style:justify-single-word="false"/>
      <style:text-properties officeooo:paragraph-rsid="0017b428"/>
    </style:style>
    <style:style style:name="P6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2a93c"/>
    </style:style>
    <style:style style:name="P7" style:family="paragraph" style:parent-style-name="Title">
      <style:text-properties officeooo:rsid="0012a93c" officeooo:paragraph-rsid="0012a93c"/>
    </style:style>
    <style:style style:name="P8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97fab"/>
    </style:style>
    <style:style style:name="P9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197fab"/>
    </style:style>
    <style:style style:name="P10" style:family="paragraph" style:parent-style-name="Heading_20_1">
      <style:text-properties officeooo:rsid="0012a93c" officeooo:paragraph-rsid="0012a93c"/>
    </style:style>
    <style:style style:name="T1" style:family="text">
      <style:text-properties officeooo:rsid="00162169"/>
    </style:style>
    <style:style style:name="T2" style:family="text">
      <style:text-properties officeooo:rsid="0012a93c"/>
    </style:style>
    <style:style style:name="T3" style:family="text">
      <style:text-properties officeooo:rsid="0010bea8"/>
    </style:style>
    <style:style style:name="T4" style:family="text">
      <style:text-properties officeooo:rsid="00197f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rso de HTML5 + CSS3</text:p>
      <text:p text:style-name="P2"/>
      <text:p text:style-name="P2"/>
      <text:p text:style-name="P9">Esse documento apresentara minhas experiencias com o curso de <text:span text:style-name="T4">HTL5 e CSS3</text:span>, mostrando um pouco de suas histórias <text:span text:style-name="T1">e o que são</text:span> e alguns conhecimentos sobre <text:span text:style-name="T1">ess</text:span>as linguagens. Com principal interesse de aprendizado <text:span text:style-name="T3">própria</text:span>, e não <text:span text:style-name="T3">i</text:span>ntenção de ser um documento explicativo, <text:s/>curso, ou nada do tipo.</text:p>
      <text:p text:style-name="P8"/>
      <text:p text:style-name="P8">Por: Thiago Alexandre.</text:p>
      <text:p text:style-name="P6"/>
      <text:h text:style-name="P10" text:outline-level="1">Resumo:</text:h>
      <text:p text:style-name="P4"/>
      <text:p text:style-name="P5"><text:span text:style-name="T2">HTML e CSS, são linguagens não de programação, o CSS é uma linguagem de estilo e p HTML é uma linguagem de marcação hipertexto, como a linguagem Markdown, usada no README deste repositório. Essas são usadas para o desenvolvimento de páginas WEB, o HTML esta mais ligado a parte de formatar os textos, enquanto o CSS, cuida do design do site. Podemos também adicionar o JavaScript, linguagem essa de programação e não de formatação, porem pode fazer parte do desenvolvimento do site, cuidando da interação da página. <text:s/>E todas essas linguagens, trabalham no parte do cliente, porem para a construção de um site, pode ter também o parte do servidor, onde o PHP o SQL, dentre outras linguagens, trabalham. Se você não esta familiarizado com esses conceitos, não se desespere, isso sera mais trabalhado ao longo desse documento. A história dessas linguagens é bem longa, pois envolve mais assuntos como a internet como um todo, mas resumindo, o HTML foi criado por Tim Berners Lee e sua equipe em 1990, que durou 5 anos, porem era bem simples, e mais a frente, em 1995, a W3C, World Wide Web Consortium, <text:s/>se tornou <text:s/>dona da linguagem, e lançou a versão 2.0, ainda liderada por Tim Berners Lee, <text:s/>onde os sites só eram usados por alguns professores universitários. Já o CSS, <text:s/>foi lançado um ano depois da versão 2.0 do HTML. Ele também foi criado pela W3C, em </text:span>1996<text:span text:style-name="T1">, é um pouco mais novo, e foi quando a internet começou a evoluir e ganhar mais popularidade. Essas linguagens eram bem simples, e contiam apenas pequenos sites. Porem antes dessas linguagens, o que existia, era apenas uma interface preta onde você navegava entre as opções que o site colocava, por meio das setas do teclado, e o nome dessa interface é Gopher, então pode se dizer que só o HTML 2.0 e a primeira versão do CSS, já era novidade na época. </text:span></text:p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a93c" officeooo:paragraph-rsid="0012a9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HTML5 + CSS3<text:tab/><text:tab/>@thiagoAlexandre3</text:p>
        <text:p text:style-name="MP1">Página: <text:page-number text:select-page="current">2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0:30:39.416332499</dc:date>
    <meta:editing-duration>PT33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7" meta:word-count="385" meta:character-count="2205" meta:non-whitespace-character-count="1819"/>
  </office:meta>
</office:document-meta>
</file>